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language="ru" fo:country="RU" officeooo:rsid="0000a794" officeooo:paragraph-rsid="0000a794"/>
    </style:style>
    <style:style style:name="P2" style:family="paragraph" style:parent-style-name="Standard">
      <style:text-properties style:font-name="Century Schoolbook L" fo:language="ru" fo:country="RU" officeooo:rsid="0002325d" officeooo:paragraph-rsid="0002325d"/>
    </style:style>
    <style:style style:name="P3" style:family="paragraph" style:parent-style-name="Standard">
      <style:text-properties style:font-name="Century Schoolbook L" fo:language="ru" fo:country="RU" officeooo:rsid="00034255" officeooo:paragraph-rsid="00034255"/>
    </style:style>
    <style:style style:name="P4" style:family="paragraph" style:parent-style-name="Standard">
      <style:text-properties style:font-name="Century Schoolbook L" fo:language="ru" fo:country="RU" officeooo:rsid="0003e951" officeooo:paragraph-rsid="0003e951"/>
    </style:style>
    <style:style style:name="P5" style:family="paragraph" style:parent-style-name="Standard">
      <style:text-properties style:font-name="Century Schoolbook L" fo:language="ru" fo:country="RU" officeooo:rsid="0003e951" officeooo:paragraph-rsid="00058ac4"/>
    </style:style>
    <style:style style:name="P6" style:family="paragraph" style:parent-style-name="Standard">
      <style:text-properties style:font-name="Century Schoolbook L" fo:language="ru" fo:country="RU" officeooo:rsid="00058ac4" officeooo:paragraph-rsid="00058ac4"/>
    </style:style>
    <style:style style:name="P7" style:family="paragraph" style:parent-style-name="Standard">
      <style:text-properties style:font-name="Century Schoolbook L" fo:language="ru" fo:country="RU" officeooo:rsid="00058ac4" officeooo:paragraph-rsid="0006a95c"/>
    </style:style>
    <style:style style:name="P8" style:family="paragraph" style:parent-style-name="Standard">
      <style:paragraph-properties fo:text-align="center" style:justify-single-word="false"/>
      <style:text-properties officeooo:paragraph-rsid="0003e951"/>
    </style:style>
    <style:style style:name="T1" style:family="text">
      <style:text-properties style:font-name="Century Schoolbook L" fo:language="ru" fo:country="RU" fo:font-weight="normal" officeooo:rsid="0003e951" fo:background-color="transparent" loext:char-shading-value="0" style:font-size-asian="10.5pt" loext:shadow="none"/>
    </style:style>
    <style:style style:name="T2" style:family="text">
      <style:text-properties fo:font-weight="normal" fo:background-color="transparent" loext:char-shading-value="0" style:font-size-asian="10.5pt" loext:shadow="none"/>
    </style:style>
    <style:style style:name="T3" style:family="text">
      <style:text-properties fo:font-weight="normal" officeooo:rsid="0003e951" fo:background-color="transparent" loext:char-shading-value="0" style:font-size-asian="10.5pt" loext:shadow="none"/>
    </style:style>
    <style:style style:name="T4" style:family="text">
      <style:text-properties fo:font-weight="normal" officeooo:rsid="00058ac4" fo:background-color="transparent" loext:char-shading-value="0" style:font-size-asian="10.5pt" loext:shadow="none"/>
    </style:style>
    <style:style style:name="T5" style:family="text">
      <style:text-properties fo:font-weight="normal" officeooo:rsid="0006a95c" fo:background-color="transparent" loext:char-shading-value="0" style:font-size-asian="10.5pt" loext:shadow="none"/>
    </style:style>
    <style:style style:name="T6" style:family="text">
      <style:text-properties fo:font-style="italic" fo:font-weight="normal" fo:background-color="transparent" loext:char-shading-value="0" style:font-size-asian="10.5pt" style:font-style-asian="italic" style:font-style-complex="italic" loext:shadow="none"/>
    </style:style>
    <style:style style:name="T7" style:family="text">
      <style:text-properties fo:font-style="italic" fo:font-weight="normal" officeooo:rsid="00058ac4" fo:background-color="transparent" loext:char-shading-value="0" style:font-size-asian="10.5pt" style:font-style-asian="italic" style:font-style-complex="italic" loext:shadow="none"/>
    </style:style>
    <style:style style:name="T8" style:family="text">
      <style:text-properties fo:font-style="italic" fo:font-weight="normal" officeooo:rsid="0003e951" fo:background-color="transparent" loext:char-shading-value="0" style:font-size-asian="10.5pt" style:font-style-asian="italic" style:font-style-complex="italic" loext:shadow="none"/>
    </style:style>
    <style:style style:name="T9" style:family="text">
      <style:text-properties fo:font-style="italic" fo:font-weight="normal" officeooo:rsid="0006a95c" fo:background-color="transparent" loext:char-shading-value="0" style:font-size-asian="10.5pt" style:font-style-asian="italic" style:font-style-complex="italic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разительные <text:span text:style-name="T2">мысли</text:span></text:p>
      <text:p text:style-name="P1"><text:span text:style-name="T2"/></text:p>
      <text:p text:style-name="P1"><text:span text:style-name="T2">Жизненная мудрость Брюса Ли</text:span></text:p>
      <text:p text:style-name="P1"><text:span text:style-name="T2"/></text:p>
      <text:p text:style-name="P1"><text:span text:style-name="T2">Посвящение Всем людям, независимо от из происхождения и культуры, которые согласны с Брюсом Ли, что «под небесами жевет лишь одна большая семья», и не боятся переубеждать тех, кто думает иначе. Именно ваше мужество и «поразительные мысли» приведут всех нас в светлое будущее.</text:span></text:p>
      <text:p text:style-name="P1"><text:span text:style-name="T2"/></text:p>
      <text:p text:style-name="P1"><text:span text:style-name="T2">Под редакцией</text:span></text:p>
      <text:p text:style-name="P1"><text:span text:style-name="T2">Джона Литтла</text:span></text:p>
      <text:p text:style-name="P1"><text:span text:style-name="T2"/></text:p>
      <text:p text:style-name="P1"><text:span text:style-name="T2">2000 — оригинал </text:span></text:p>
      <text:p text:style-name="P1"><text:span text:style-name="T2">2006 — перевод на русский язык</text:span></text:p>
      <text:p text:style-name="P1"><text:span text:style-name="T2"/></text:p>
      <text:p text:style-name="P1"><text:span text:style-name="T2"><text:tab/>В основе необычной судьмы и творческой жизни Брюса Ли лежала его философия. Она помагла ему прожить счастливую жизнь и преодолевать трудности с кажущейся легкостью. Его взгляды на жизнь вдохновляли членов его семьи, друзейя, учеников и коллег по работе и помогли им достичь в жизни успеха.</text:span></text:p>
      <text:p text:style-name="P1"><text:span text:style-name="T2"><text:tab/>Эта книга — целое достояние для тех, кто ищет истину и до сих пор ее не нашел.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oft-page-break/><text:span text:style-name="T2">Содержание</text:span></text:p>
      <text:p text:style-name="P2"><text:span text:style-name="T2"/></text:p>
      <text:p text:style-name="P2"><text:span text:style-name="T2">Воспоминания о Брюсе Ли…</text:span></text:p>
      <text:p text:style-name="P2"><text:span text:style-name="T2">Предисловие. Философия Брюса ли...</text:span></text:p>
      <text:p text:style-name="P2"><text:span text:style-name="T2">Введение. Книга для свободных духом…</text:span></text:p>
      <text:p text:style-name="P2"><text:span text:style-name="T2">Часть 1. Об основных понятиях…</text:span></text:p>
      <text:p text:style-name="P2"><text:span text:style-name="T2"><text:tab/>Жизнь</text:span></text:p>
      <text:p text:style-name="P2"><text:span text:style-name="T2"><text:tab/>Бытие</text:span></text:p>
      <text:p text:style-name="P2"><text:span text:style-name="T2"><text:tab/>Время</text:span></text:p>
      <text:p text:style-name="P2"><text:span text:style-name="T2"><text:tab/>Сущность</text:span></text:p>
      <text:p text:style-name="P2"><text:span text:style-name="T2"><text:tab/>Сейчас</text:span></text:p>
      <text:p text:style-name="P2"><text:span text:style-name="T2"><text:tab/>Реальность</text:span></text:p>
      <text:p text:style-name="P2"><text:span text:style-name="T2"><text:tab/>Законы</text:span></text:p>
      <text:p text:style-name="P2"><text:span text:style-name="T2"><text:tab/>Взаимозависимость</text:span></text:p>
      <text:p text:style-name="P2"><text:span text:style-name="T2"><text:tab/>Пустота</text:span></text:p>
      <text:p text:style-name="P2"><text:span text:style-name="T2"><text:tab/>О смерти</text:span></text:p>
      <text:p text:style-name="P2"><text:span text:style-name="T2">Часть 2. Что значит быть человеков…</text:span></text:p>
      <text:p text:style-name="P2"><text:span text:style-name="T2"><text:tab/>Человек</text:span></text:p>
      <text:p text:style-name="P2"><text:span text:style-name="T2"><text:tab/>Действие</text:span></text:p>
      <text:p text:style-name="P2"><text:span text:style-name="T2"><text:tab/>У-вей(ествественное действие)</text:span></text:p>
      <text:p text:style-name="P2"><text:span text:style-name="T2"><text:tab/>Ум человека</text:span></text:p>
      <text:p text:style-name="P2"><text:span text:style-name="T2"><text:tab/>Процесс мышления</text:span></text:p>
      <text:p text:style-name="P2"><text:span text:style-name="T2"><text:tab/>Понятия (абстрактные)</text:span></text:p>
      <text:p text:style-name="P2"><text:span text:style-name="T2"><text:tab/>Знания</text:span></text:p>
      <text:p text:style-name="P2"><text:span text:style-name="T2"><text:tab/>Идеи</text:span></text:p>
      <text:p text:style-name="P2"><text:span text:style-name="T2"><text:tab/>Восприятие</text:span></text:p>
      <text:p text:style-name="P2"><text:span text:style-name="T2"><text:tab/>Эго (самосознание)</text:span></text:p>
      <text:p text:style-name="P2"><text:span text:style-name="T2"><text:tab/>Сосредоточение</text:span></text:p>
      <text:p text:style-name="P2"><text:span text:style-name="T2"><text:tab/>О разуме</text:span></text:p>
      <text:p text:style-name="P2"><text:span text:style-name="T2"><text:tab/>Эмоции</text:span></text:p>
      <text:p text:style-name="P2"><text:span text:style-name="T2"><text:tab/>Счастье</text:span></text:p>
      <text:p text:style-name="P2"><text:span text:style-name="T2"><text:tab/>Страх</text:span></text:p>
      <text:p text:style-name="P2"><text:span text:style-name="T2"><text:tab/>Воля</text:span></text:p>
      <text:p text:style-name="P2"><text:span text:style-name="T2"><text:tab/>Доброжелательность</text:span></text:p>
      <text:p text:style-name="P2"><text:span text:style-name="T2"><text:tab/>Мечты</text:span></text:p>
      <text:p text:style-name="P2"><text:span text:style-name="T2"><text:tab/>Духовность</text:span></text:p>
      <text:p text:style-name="P2"><text:span text:style-name="T2">Часть 3. О жизни…</text:span></text:p>
      <text:p text:style-name="P2"><text:span text:style-name="T2"><text:tab/>Здоровье</text:span></text:p>
      <text:p text:style-name="P2"><text:span text:style-name="T2"><text:tab/>Ухаживание</text:span></text:p>
      <text:p text:style-name="P2"><text:span text:style-name="T2"><text:tab/>Любовь</text:span></text:p>
      <text:p text:style-name="P2"><text:span text:style-name="T2"><text:tab/>Семейная жизнь</text:span></text:p>
      <text:p text:style-name="P2"><text:span text:style-name="T2"><text:tab/>О воспитании детей</text:span></text:p>
      <text:p text:style-name="P2"><text:span text:style-name="T2"><text:tab/>Образование</text:span></text:p>
      <text:p text:style-name="P2"><text:span text:style-name="T2"><text:tab/>Обучение</text:span></text:p>
      <text:p text:style-name="P2"><text:span text:style-name="T2"><text:tab/>Этика </text:span></text:p>
      <text:p text:style-name="P2"><text:span text:style-name="T2"><text:tab/>Расизм</text:span></text:p>
      <text:p text:style-name="P2"><text:span text:style-name="T2"><text:tab/>Несчастья</text:span></text:p>
      <text:p text:style-name="P2"><text:soft-page-break/><text:span text:style-name="T2"><text:tab/>Противоборство</text:span></text:p>
      <text:p text:style-name="P2"><text:span text:style-name="T2"><text:tab/>Приспособляемость</text:span></text:p>
      <text:p text:style-name="P2"><text:span text:style-name="T2"><text:tab/>Философия</text:span></text:p>
      <text:p text:style-name="P2"><text:span text:style-name="T2">Часть 4. О достижениях…</text:span></text:p>
      <text:p text:style-name="P2"><text:span text:style-name="T2"><text:tab/>Работа</text:span></text:p>
      <text:p text:style-name="P2"><text:span text:style-name="T2"><text:tab/>Качество</text:span></text:p>
      <text:p text:style-name="P2"><text:span text:style-name="T2"><text:tab/>Мотивация</text:span></text:p>
      <text:p text:style-name="P2"><text:span text:style-name="T2"><text:tab/>Цели</text:span></text:p>
      <text:p text:style-name="P2"><text:span text:style-name="T2"><text:tab/>Вера</text:span></text:p>
      <text:p text:style-name="P2"><text:span text:style-name="T2"><text:tab/>Успех</text:span></text:p>
      <text:p text:style-name="P2"><text:span text:style-name="T2"><text:tab/>Деньги</text:span></text:p>
      <text:p text:style-name="P2"><text:span text:style-name="T2"><text:tab/>Слава</text:span></text:p>
      <text:p text:style-name="P2"><text:span text:style-name="T2"><text:tab/>Лесть</text:span></text:p>
      <text:p text:style-name="P2"><text:span text:style-name="T2">Часть 5. Об искусстве и людях искусства…</text:span></text:p>
      <text:p text:style-name="P2"><text:span text:style-name="T2"><text:tab/>Искусство</text:span></text:p>
      <text:p text:style-name="P2"><text:span text:style-name="T2"><text:tab/>Кино</text:span></text:p>
      <text:p text:style-name="P2"><text:span text:style-name="T2"><text:tab/>Актерское мастерство</text:span></text:p>
      <text:p text:style-name="P2"><text:span text:style-name="T2">Часть 6. Об освобождении человека…</text:span></text:p>
      <text:p text:style-name="P2"><text:span text:style-name="T2"><text:tab/>Общипринятые правила</text:span></text:p>
      <text:p text:style-name="P2"><text:span text:style-name="T2"><text:tab/>Системы</text:span></text:p>
      <text:p text:style-name="P2"><text:span text:style-name="T2"><text:tab/>Отчуждение</text:span></text:p>
      <text:p text:style-name="P2"><text:span text:style-name="T2"><text:tab/>Сознание, лишенное мыслей(у-синь)</text:span></text:p>
      <text:p text:style-name="P2"><text:span text:style-name="T2"><text:tab/>Дзен-буддизм</text:span></text:p>
      <text:p text:style-name="P2"><text:span text:style-name="T2"><text:tab/>Медитация</text:span></text:p>
      <text:p text:style-name="P2"><text:span text:style-name="T2"><text:tab/>О необходимости придерживаться сути</text:span></text:p>
      <text:p text:style-name="P2"><text:span text:style-name="T2"><text:tab/>Свобода</text:span></text:p>
      <text:p text:style-name="P2"><text:span text:style-name="T2">Часть 7. Процесс становления…</text:span></text:p>
      <text:p text:style-name="P2"><text:span text:style-name="T2"><text:tab/>Самореализация</text:span></text:p>
      <text:p text:style-name="P2"><text:span text:style-name="T2"><text:tab/>Помощь себе</text:span></text:p>
      <text:p text:style-name="P2"><text:span text:style-name="T2"><text:tab/>Самопознание</text:span></text:p>
      <text:p text:style-name="P2"><text:span text:style-name="T2"><text:tab/>Самовыражение</text:span></text:p>
      <text:p text:style-name="P2"><text:span text:style-name="T2"><text:tab/>О развитии человека</text:span></text:p>
      <text:p text:style-name="P2"><text:span text:style-name="T2"><text:tab/>Простота</text:span></text:p>
      <text:p text:style-name="P2"><text:span text:style-name="T2">Часть 8. Последние приципы…</text:span></text:p>
      <text:p text:style-name="P2"><text:span text:style-name="T2"><text:tab/>Инь и Ян</text:span></text:p>
      <text:p text:style-name="P2"><text:span text:style-name="T2"><text:tab/>Всеобщность</text:span></text:p>
      <text:p text:style-name="P2"><text:span text:style-name="T2"><text:tab/>Дао</text:span></text:p>
      <text:p text:style-name="P2"><text:span text:style-name="T2"><text:tab/>Истина</text:span></text:p>
      <text:p text:style-name="P2"><text:span text:style-name="T2">Приложение Афоризмы Брюса Ли, приведенные в данной книге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Однажды один ученый обратился к учителю дзэн-буддизма с просьбой рассказать об этой философии. Учитель начал ему рассказывать, но ученый часть прерывал его и выражал свое мнение по тому или иному вопросу. В конце концов учитель перестал рассказывать и начал наливать ему чай. Он налил полную чашку чая, но продолжал наливать, пока чай не начал переливаться чер</text:span><text:span text:style-name="T3">е</text:span><text:span text:style-name="T2">з края чашки.</text:span></text:p>
      <text:p text:style-name="P3"><text:span text:style-name="T2">- Хватит, - сказал ученый. - Чашка уже полная, больше некуда лить.</text:span></text:p>
      <text:p text:style-name="P3"><text:span text:style-name="T2">- Подобно этой чпшке вас переполняют ваши собственные мнения и представления, - ответил учитель. - Не вылив чай из своей чашки, как вы сможете попробовать мой чай?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Жить — это значит всегда ко всему иметь свое отношение, поэтому выйдите из своей скорлупы, в которой вы вели уединенный образ жизни и придерживались общеприятых точек зрения. Начните с открытым серрдцем реагировать на то, что вам говорят. Говорите себе: мне надо ваше одобрение и не надо на меня оказывать влияние. Поэтому не делайте выводов, что «это есть это», а «то есть то». Мне будет более приятно, если начиная прямо сейчас, вы наченете учиться постигать все самостоятельно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Об основных понятиях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8"><text:soft-page-break/><text:span text:style-name="T1">Жизнь</text:span></text:p>
      <text:p text:style-name="P4"><text:span text:style-name="T2"/></text:p>
      <text:p text:style-name="P4"><text:span text:style-name="T2"><text:tab/></text:span><text:span text:style-name="T6">В начале всего лежит пустота.</text:span><text:span text:style-name="T2"> Чтобы попробовать мой чай, для начала надо вылить чай из своей кружки. Мой друг, выброси из головы все предвзятые устоявшиеся мнения и будь естественен. Знаешь, почему эта чашка так полезна? Потому что она пустая.</text:span></text:p>
      <text:p text:style-name="P4"><text:span text:style-name="T2"/></text:p>
      <text:p text:style-name="P4"><text:span text:style-name="T2"/></text:p>
      <text:p text:style-name="P4"><text:span text:style-name="T2"><text:tab/></text:span><text:span text:style-name="T6">Следуй течению жизни. </text:span><text:span text:style-name="T2">В одну и ту же реку нельзя войти дважды, мой друг. Жизнь подобна реке, она — вечное движение. Нет ничего постоянного. Какими бы ни были твои проблемы в будущем, помни, что они <text:s/>меняются, поэтому надо следовать течениб своей жизни. В противном случае возникнет искусственная картина мира, и ты будешь вытаться укрепить то, что постоянно меняется. Чтобы избежать этого, надо изменять себе и стать более гибким. Не забывай, что чашка полезна в том случае, если она пустая.</text:span></text:p>
      <text:p text:style-name="P4"><text:span text:style-name="T2"/></text:p>
      <text:p text:style-name="P4"><text:span text:style-name="T2"><text:tab/></text:span><text:span text:style-name="T6">В жизни нет никаких границ.</text:span><text:span text:style-name="T2"> Жизнь широкая и безграничная. В ней не существует границ и ограничений.</text:span></text:p>
      <text:p text:style-name="P4"><text:span text:style-name="T2"/></text:p>
      <text:p text:style-name="P4"><text:span text:style-name="T2"><text:tab/></text:span><text:span text:style-name="T6">Жить — это значит всегда ко всему иметь свое отношение.</text:span><text:span text:style-name="T2"> Жить — это значит всегда ко всему иметь свое отношение, поэтому выйдите из своей скорлупы, в которой вы вели уединенный образ жизни и придерживались общепринятых точек зрения. Начните с открытым сердцем реагировать на то, что вам говорят. Говорите себе: мне не надо ваше одобрение и не надо на меня оказывать влияние. Поэтому не делайте выводов, что «это есть это», а «то есть то». Мне будет более приятно, если, начиная прямо сейчас, вы начнете учиться постинать все самостоятельно.</text:span></text:p>
      <text:p text:style-name="P4"><text:span text:style-name="T2"/></text:p>
      <text:p text:style-name="P4"><text:span text:style-name="T2"><text:tab/></text:span><text:span text:style-name="T6">Жизнь действительно существует. </text:span><text:span text:style-name="T2">Жизнь существует, когда она проходит через нас и на ее пути не вохникает никаких препятствий, то есть когда человек не осознает, что жизнь существует и не поднимает никаких вопросов. Вот тогда жизнь начинает жить своей жизнью. Дело в том, что жизнь — это живая субстанция! Поэтому, чтобы прожить полную жизнь, надо понять, что жизнь действительно существует.</text:span></text:p>
      <text:p text:style-name="P4"><text:span text:style-name="T2"/></text:p>
      <text:p text:style-name="P4"><text:span text:style-name="T2"><text:tab/></text:span><text:span text:style-name="T6">Жизнь ради жизни. </text:span><text:span text:style-name="T2">Осознайте то, что вы «живете не раби чего-либо», а просто «живете».</text:span></text:p>
      <text:p text:style-name="P4"><text:span text:style-name="T2"/></text:p>
      <text:p text:style-name="P4"><text:span text:style-name="T2"><text:tab/></text:span><text:span text:style-name="T6">Смысл жизни. </text:span><text:span text:style-name="T2">Смысл жизни заключается в том, что би жить, и не надо ее теоретизировать и втискивать в изкие рамки систем.</text:span></text:p>
      <text:p text:style-name="P4"><text:span text:style-name="T2"/></text:p>
      <text:p text:style-name="P4"><text:span text:style-name="T2"><text:tab/></text:span><text:span text:style-name="T6">Жизнь — результат наших чувств.</text:span><text:span text:style-name="T2"> Жизнь — это то, что мы чувствуем.</text:span></text:p>
      <text:p text:style-name="P4"><text:span text:style-name="T2"/></text:p>
      <text:p text:style-name="P4"><text:span text:style-name="T2"><text:tab/></text:span><text:span text:style-name="T6">Смысл жизни. </text:span><text:span text:style-name="T2">В общем и целом все, что я делаю, направлено на то, чтобы найти подлинный смысл жизни — спокойствие духа. Достигнуть спокойствия духа помогают учения даосизма и дзэн-буддизма об отчуждении души.</text:span></text:p>
      <text:p text:style-name="P4"><text:soft-page-break/><text:span text:style-name="T2"><text:tab/></text:span><text:span text:style-name="T6">Секрет жизни.</text:span><text:span text:style-name="T2"> В афоризме «что человек думает в глубине души, тем он и является» заключен секрет жизни. Позже Джеймс Аллен добавил: «Человек — это то, что он думает». Может быть, это немного шокирующее высказывание, но все происходит из мыслей.</text:span></text:p>
      <text:p text:style-name="P4"><text:span text:style-name="T2"/></text:p>
      <text:p text:style-name="P4"><text:span text:style-name="T2"><text:tab/></text:span><text:span text:style-name="T6">Смысл заключен в отношении человека.</text:span><text:span text:style-name="T2"> Смысл заключен в том, как человек относится к своему прои</text:span><text:span text:style-name="T4">сх</text:span><text:span text:style-name="T2">ождению.</text:span></text:p>
      <text:p text:style-name="P4"><text:span text:style-name="T2"/></text:p>
      <text:p text:style-name="P4"><text:span text:style-name="T2"><text:tab/></text:span><text:span text:style-name="T7">Манипуляция и контроль не единственные радости жизни.</text:span><text:span text:style-name="T4"> Чтобы стать настоящим, знать свое место в жизни, развиваться в согласии со своей личностью и освободиться от случайных влияний, надо понять, что манипуляция и контроль не единственные радости дизни — да, да, да!</text:span></text:p>
      <text:p text:style-name="P4"><text:span text:style-name="T4"/></text:p>
      <text:p text:style-name="P4"><text:span text:style-name="T4"><text:tab/></text:span><text:span text:style-name="T7">Сущность жизни.</text:span><text:span text:style-name="T4"> Сущность жизни в свободном движении души. Это подлинная сущность жизни.</text:span></text:p>
      <text:p text:style-name="P4"><text:span text:style-name="T4"/></text:p>
      <text:p text:style-name="P5"><text:span text:style-name="T4"><text:tab/></text:span><text:span text:style-name="T7">Насилие </text:span><text:span text:style-name="T6">— </text:span><text:span text:style-name="T7">часть жизни.</text:span><text:span text:style-name="T4"> Необходимо помнить, что насилие является неотъемлемой частью повседневной жизни. Насилия много показывают по телевидению. Нельзя притворяться, что его не существует.</text:span></text:p>
      <text:p text:style-name="P5"><text:span text:style-name="T4"/></text:p>
      <text:p text:style-name="P5"><text:span text:style-name="T4"><text:tab/></text:span><text:span text:style-name="T7">Принцип жизни.</text:span><text:span text:style-name="T4"> Жизнь никогда не стоит на месте, она постоянно движется, неритмично движется, и постоянно меняется. Все живет тем, что движется и набирает силу по мере движения.</text:span></text:p>
      <text:p text:style-name="P5"><text:span text:style-name="T4"/></text:p>
      <text:p text:style-name="P5"><text:span text:style-name="T4"><text:tab/></text:span><text:span text:style-name="T7">Иногда в жизни возникают неприятность.</text:span><text:span text:style-name="T4"> Жизнь постоянно движется, и где-нибудь на пути могут возникнуть неприятность, в результате которых может остаться рубец на всю жизнь. Но подобно реке, жизнь течет дальше, и если она остановится, то утратит новизну. Мой друг, смело вступай в жизнь, потому что каждый опыт нас чему-нибудь учит. Постоянно живите полной дизнью, так как такова дизнь, что иногда она доставляет радость, а иногда нет.</text:span></text:p>
      <text:p text:style-name="P5"><text:span text:style-name="T4"/></text:p>
      <text:p text:style-name="P5"><text:span text:style-name="T4"><text:tab/></text:span><text:span text:style-name="T7">Маятник жизни должен находиться в состоянии равновесия.</text:span><text:span text:style-name="T4"> Вечно длится только благоразумная умеренность во всём. У всео сохраняется только средняя часть, поэтому маятник жизни должен быть в состоянии равновесия, а средняя чпсть и есть центр равновесия.</text:span></text:p>
      <text:p text:style-name="P5"><text:span text:style-name="T4"/></text:p>
      <text:p text:style-name="P5"><text:span text:style-name="T4"><text:tab/></text:span><text:span text:style-name="T7">Пластичность жизни.</text:span><text:span text:style-name="T4"> Будьте более гибкими. При жизни человек мягок и платичен, а после смерти становится неподвижным. Пластичность </text:span><text:span text:style-name="T2">— </text:span><text:span text:style-name="T4">эо сама жизнь, а неподвижность </text:span><text:span text:style-name="T2">— </text:span><text:span text:style-name="T4">это смерть, говорим ли мы л теле, душе или <text:s/>разуме.</text:span></text:p>
      <text:p text:style-name="P5"><text:span text:style-name="T4"><text:tab/></text:span></text:p>
      <text:p text:style-name="P6"><text:span text:style-name="T2"><text:tab/></text:span><text:span text:style-name="T6">Жизнь </text:span><text:span text:style-name="T8">— </text:span><text:span text:style-name="T6">великий учитель.</text:span><text:span text:style-name="T2"> Жизнь сама вас научит, </text:span><text:span text:style-name="T5">более того, она вас постоянно чему-нибудь учит.</text:span></text:p>
      <text:p text:style-name="P6"><text:span text:style-name="T5"/></text:p>
      <text:p text:style-name="P7"><text:span text:style-name="T5"><text:tab/></text:span><text:span text:style-name="T9">Жить </text:span><text:span text:style-name="T8">— </text:span><text:span text:style-name="T9">значит создавать.</text:span><text:span text:style-name="T5"> Чтобы жить, надо выражать себя; а чтобы выражать себя, надо создавать. Создавать </text:span><text:span text:style-name="T3">— </text:span><text:span text:style-name="T5">это не значит просто повторять. Чтобы жить, надо выражать себя в свободном творческом процессе.</text:span></text:p>
      <text:p text:style-name="P7"><text:soft-page-break/><text:span text:style-name="T5"/></text:p>
      <text:p text:style-name="P7"><text:span text:style-name="T5"><text:tab/></text:span><text:span text:style-name="T9">Процесс жизни.</text:span><text:span text:style-name="T5"> Так как жизнь представляет собой процесс развития, то каждый должен следовать этому процессу и искать способы для самовыражения и расширения своих возможностей.</text:span></text:p>
      <text:p text:style-name="P7"><text:span text:style-name="T5"/></text:p>
      <text:p text:style-name="P7"><text:span text:style-name="T5"><text:tab/></text:span><text:span text:style-name="T9">Неповторимость жизни.</text:span><text:span text:style-name="T5"> Неповторимость жизни — эта та истина, которую можно полностью осознать, только если навсегда избавиться от ложных представлений и неповторимости соей личности, которой предначертано жить не так, как ВСЕ.</text:span></text:p>
      <text:p text:style-name="P7"><text:span text:style-name="T5"><text:tab/></text:span></text:p>
      <text:p text:style-name="P7"><text:span text:style-name="T5"><text:tab/></text:span><text:span text:style-name="T9">Совершенство жизни в простоте.</text:span><text:span text:style-name="T5"> Под простой дизнью понимается отказ от материальных ценностей, отсутствие эгоизма, уменшение желаний. Может показаться, что в совершенном состоянии жизни чего-то не хватает, ее полнота кажется пустой. Такая жизнь не ослепляет, но она такая же яркая, как свет. Другими словами, это жизнь, в которой царят гармония, согласие, довольство, спокойствие, постояноство, просвещение, мир и долгие годы жизни.</text:span></text:p>
      <text:p text:style-name="P7"><text:span text:style-name="T5"/></text:p>
      <text:p text:style-name="P7"><text:span text:style-name="T5"><text:tab/></text:span><text:span text:style-name="T9">Жизнь невозможно понять сразу. </text:span><text:span text:style-name="T5"><text:s/>На вопросы жизни нет готовых ответов, так как они появляются лишь постепенно. Ответы, которые мы находим, неизбежно соответствуют тому, что мы думаем, что знаем.</text:span></text:p>
      <text:p text:style-name="P7"><text:span text:style-name="T5"/></text:p>
      <text:p text:style-name="P7"><text:span text:style-name="T5"><text:tab/></text:span><text:span text:style-name="T9">Наслаждайтесь жизнью.</text:span><text:span text:style-name="T5"> Не забывай, мой друг, что жизнь слишком которка, чтобы накапливать негативную энергию. Поэтому с удовольствием планируй что-либо и достигай поставленных целей.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4:53:47.643928029</meta:creation-date>
    <dc:date>2020-04-05T16:19:30.844764200</dc:date>
    <meta:editing-duration>PT11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127" meta:word-count="1296" meta:character-count="8812" meta:non-whitespace-character-count="7514"/>
  </office:meta>
</office:document-meta>
</file>